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Analyse/Beschreibung der Funktionalität von Google Kalender orientiert am Projektzenario </text:p>
      <text:p text:style-name="Standard"/>
      <text:p text:style-name="Standard"/>
      <text:p text:style-name="P1">Google Kalender bietet den Nutzer, welches ein Google Konto besitzt die Möglichkeit Termine einzutragen und diese mit anderen Nutzern auszutauschen.</text:p>
      <text:p text:style-name="Standard"/>
      <text:p text:style-name="Standard">Funktionalität</text:p>
      <text:p text:style-name="Standard"/>
      <text:p text:style-name="Standard">Sicherheit: <text:tab/></text:p>
      <text:p text:style-name="Standard">Eingetragene Termine werden in den Suchergebnissen von Google angezeigt.</text:p>
      <text:p text:style-name="Standard">Dies kann man aber in den eingeschränkten Modus schalten, sodass keine Termindetails </text:p>
      <text:p text:style-name="Standard">den anderen sichtbar ist.</text:p>
      <text:p text:style-name="Standard"/>
      <text:p text:style-name="Standard">Quick -Add:</text:p>
      <text:p text:style-name="Standard">Nutzer haben die Möglichkeit die Kalendereinträge in natürlicher Sprache einzufügen.</text:p>
      <text:p text:style-name="Standard"/>
      <text:p text:style-name="Standard">Push Up Benachrichtigung:</text:p>
      <text:p text:style-name="Standard">Terminerinnerungen können per SMS oder Mail benachrichtigt werden.</text:p>
      <text:p text:style-name="Standard"/>
      <text:p text:style-name="Standard">Termin-Symbol:</text:p>
      <text:p text:style-name="Standard">Kalender farbig gestalten sowohl auch Symbole einfügen wie "Stern" bei wichtigen Terminen.</text:p>
      <text:p text:style-name="Standard"/>
      <text:p text:style-name="Standard">Tastenkombination:</text:p>
      <text:p text:style-name="Standard">Bietet lange Liste von Tastenkombinationen um den Umgang mit Maus oder Touchpad zu erleichtern.</text:p>
      <text:p text:style-name="Standard"/>
      <text:p text:style-name="Standard">Termin anlegen: Taste C</text:p>
      <text:p text:style-name="Standard"/>
      <text:p text:style-name="Standard">Schnell Scroll:</text:p>
      <text:p text:style-name="Standard">Google Labs: Auf gewünschtem Datum springen.</text:p>
      <text:p text:style-name="Standard"/>
      <text:p text:style-name="Standard"/>
      <text:p text:style-name="Standard">Ereignisse Ausblenden:</text:p>
      <text:p text:style-name="Standard">Termineinträge minimieren für eine bessere Ansicht und Übersicht.</text:p>
      <text:p text:style-name="Standard"/>
      <text:p text:style-name="Standard">Drop- Down Menü:</text:p>
      <text:p text:style-name="Standard">Kalender des Drittanbieters hinzufügen oder filtern.</text:p>
      <text:p text:style-name="Standard"/>
      <text:p text:style-name="Standard">Suchfunktion: Personen oder Ereignisstermine suchen.</text:p>
      <text:p text:style-name="Standard"/>
      <text:p text:style-name="Standard">Offline- Applikation:</text:p>
      <text:p text:style-name="Standard">Ohne Internet Verfügbar ausgenommen Bearbeiten, Einfügen und Löschen von Termineintragung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3$Win32 OpenOffice.org_project/413m1$Build-9783</meta:generator>
    <dc:date>2017-05-16T20:15:24.35</dc:date>
    <meta:document-statistic meta:table-count="0" meta:image-count="0" meta:object-count="0" meta:page-count="1" meta:paragraph-count="25" meta:word-count="155" meta:character-count="1252"/>
    <meta:user-defined meta:name="Info 1"/>
    <meta:user-defined meta:name="Info 2"/>
    <meta:user-defined meta:name="Info 3"/>
    <meta:user-defined meta:name="Info 4"/>
  </office:meta>
</office:document-meta>
</file>